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576.03pt" svg:y="294.43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22.84pt" svg:y="95.19pt">
            <draw:object draw:notify-on-update-of-ranges="Sheet1.A17:Sheet1.A25 Sheet1.A17:Sheet1.A25 Sheet1.B16:Sheet1.B16 Sheet1.B17:Sheet1.B25 Sheet1.A17:Sheet1.A25 Sheet1.C16:Sheet1.C16 Sheet1.C17:Sheet1.C25 Sheet1.A17:Sheet1.A25 Sheet1.D16:Sheet1.D16 Sheet1.D17:Sheet1.D25 Sheet1.A17:Sheet1.A25 Sheet1.E16:Sheet1.E16 Sheet1.E17:Sheet1.E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surface</text:p>
          </table:table-cell>
          <table:table-cell table:number-columns-repeated="6"/>
          <table:table-cell office:value-type="string" calcext:value-type="string">
            <text:p>Average accuracy score for root: 0.7803107575139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verage accuracy score for surface: 0.771600027199782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verage accuracy score for morpho0.1: 0.786131510947912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verage accuracy score for morpho0.2: 0.786138310893512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verage accuracy score for morpho0.30000000000000004: 0.7884740922072624</text:p>
          </table:table-cell>
        </table:table-row>
        <table:table-row table:style-name="ro1">
          <table:table-cell/>
          <table:table-cell office:value-type="string" calcext:value-type="string">
            <text:p>aynı training – tes set’İ kullandın</text:p>
          </table:table-cell>
          <table:table-cell table:number-columns-repeated="7"/>
          <table:table-cell office:value-type="string" calcext:value-type="string">
            <text:p>Average accuracy score for morpho0.4: 0.7873045015639875</text:p>
          </table:table-cell>
        </table:table-row>
        <table:table-row table:style-name="ro1">
          <table:table-cell/>
          <table:table-cell office:value-type="string" calcext:value-type="string">
            <text:p>sonuçlar değişik</text:p>
          </table:table-cell>
          <table:table-cell table:number-columns-repeated="7"/>
          <table:table-cell office:value-type="string" calcext:value-type="string">
            <text:p>Average accuracy score for morpho0.5: 0.7896130830953352</text:p>
          </table:table-cell>
        </table:table-row>
        <table:table-row table:style-name="ro1">
          <table:table-cell/>
          <table:table-cell office:value-type="string" calcext:value-type="string">
            <text:p>3 feats – ingilizce’de ve türkçe’de o yüzden çok iyi</text:p>
          </table:table-cell>
          <table:table-cell table:number-columns-repeated="7"/>
          <table:table-cell office:value-type="string" calcext:value-type="string">
            <text:p>Average accuracy score for morpho0.6000000000000001: 0.7884774921800626</text:p>
          </table:table-cell>
        </table:table-row>
        <table:table-row table:style-name="ro1">
          <table:table-cell/>
          <table:table-cell office:value-type="string" calcext:value-type="string">
            <text:p>kodu yetiştirebilir miyim, bilmiyorum</text:p>
          </table:table-cell>
          <table:table-cell table:number-columns-repeated="7"/>
          <table:table-cell office:value-type="string" calcext:value-type="string">
            <text:p>Average accuracy score for morpho0.7000000000000001: 0.7844145246838025</text:p>
          </table:table-cell>
        </table:table-row>
        <table:table-row table:style-name="ro1">
          <table:table-cell/>
          <table:table-cell office:value-type="string" calcext:value-type="string">
            <text:p>Morphological Analysis her halükarda daha iyi</text:p>
          </table:table-cell>
          <table:table-cell table:number-columns-repeated="7"/>
          <table:table-cell office:value-type="string" calcext:value-type="string">
            <text:p>Average accuracy score for morpho0.8: 0.783812729498164</text:p>
          </table:table-cell>
        </table:table-row>
        <table:table-row table:style-name="ro1">
          <table:table-cell/>
          <table:table-cell office:value-type="string" calcext:value-type="string">
            <text:p>en yüksek performans artışını hesaba kat!</text:p>
          </table:table-cell>
          <table:table-cell table:number-columns-repeated="7"/>
          <table:table-cell office:value-type="string" calcext:value-type="string">
            <text:p>Average accuracy score for morpho0.9: 0.7756527947776417</text:p>
          </table:table-cell>
        </table:table-row>
        <table:table-row table:style-name="ro1">
          <table:table-cell/>
          <table:table-cell office:value-type="string" calcext:value-type="string">
            <text:p>cambridge’de ne kadar belirtmiştin artış oranını?</text:p>
          </table:table-cell>
          <table:table-cell table:number-columns-repeated="7"/>
          <table:table-cell office:value-type="string" calcext:value-type="string">
            <text:p>Average accuracy score for morpho_tw0.1: 0.787885896912824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verage accuracy score for morpho_tw0.2: 0.787301101591187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verage accuracy score for morpho_tw0.30000000000000004: 0.786716306269549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verage accuracy score for morpho_tw0.4: 0.7907996736026112</text:p>
          </table:table-cell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One corpus morpho</text:p>
          </table:table-cell>
          <table:table-cell office:value-type="string" calcext:value-type="string">
            <text:p>Average of two corpora tags</text:p>
          </table:table-cell>
          <table:table-cell table:number-columns-repeated="4"/>
          <table:table-cell office:value-type="string" calcext:value-type="string">
            <text:p>Average accuracy score for morpho_tw0.5: 0.790228478172174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8.03" calcext:value-type="float">
            <text:p>78.03</text:p>
          </table:table-cell>
          <table:table-cell office:value-type="float" office:value="77.16" calcext:value-type="float">
            <text:p>77.16</text:p>
          </table:table-cell>
          <table:table-cell office:value-type="float" office:value="78.61" calcext:value-type="float">
            <text:p>78.61</text:p>
          </table:table-cell>
          <table:table-cell office:value-type="float" office:value="78.78" calcext:value-type="float">
            <text:p>78.78</text:p>
          </table:table-cell>
          <table:table-cell table:number-columns-repeated="4"/>
          <table:table-cell office:value-type="string" calcext:value-type="string">
            <text:p>Average accuracy score for morpho_tw0.6000000000000001: 0.78673330613355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8.03" calcext:value-type="float">
            <text:p>78.03</text:p>
          </table:table-cell>
          <table:table-cell office:value-type="float" office:value="77.16" calcext:value-type="float">
            <text:p>77.16</text:p>
          </table:table-cell>
          <table:table-cell office:value-type="float" office:value="78.61" calcext:value-type="float">
            <text:p>78.61</text:p>
          </table:table-cell>
          <table:table-cell office:value-type="float" office:value="78.73" calcext:value-type="float">
            <text:p>78.73</text:p>
          </table:table-cell>
          <table:table-cell table:number-columns-repeated="4"/>
          <table:table-cell office:value-type="string" calcext:value-type="string">
            <text:p>Average accuracy score for morpho_tw0.7000000000000001: 0.791979464164286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8.03" calcext:value-type="float">
            <text:p>78.03</text:p>
          </table:table-cell>
          <table:table-cell office:value-type="float" office:value="77.16" calcext:value-type="float">
            <text:p>77.16</text:p>
          </table:table-cell>
          <table:table-cell office:value-type="float" office:value="78.84" calcext:value-type="float">
            <text:p>78.84</text:p>
          </table:table-cell>
          <table:table-cell office:value-type="float" office:value="78.67" calcext:value-type="float">
            <text:p>78.67</text:p>
          </table:table-cell>
          <table:table-cell table:number-columns-repeated="4"/>
          <table:table-cell office:value-type="string" calcext:value-type="string">
            <text:p>Average accuracy score for morpho_tw0.8: 0.79604583163334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8.03" calcext:value-type="float">
            <text:p>78.03</text:p>
          </table:table-cell>
          <table:table-cell office:value-type="float" office:value="77.16" calcext:value-type="float">
            <text:p>77.16</text:p>
          </table:table-cell>
          <table:table-cell office:value-type="float" office:value="78.73" calcext:value-type="float">
            <text:p>78.73</text:p>
          </table:table-cell>
          <table:table-cell office:value-type="float" office:value="79.07" calcext:value-type="float">
            <text:p>79.07</text:p>
          </table:table-cell>
          <table:table-cell table:number-columns-repeated="4"/>
          <table:table-cell office:value-type="string" calcext:value-type="string">
            <text:p>Average accuracy score for morpho_tw0.9: 0.783785529715762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8.03" calcext:value-type="float">
            <text:p>78.03</text:p>
          </table:table-cell>
          <table:table-cell office:value-type="float" office:value="77.16" calcext:value-type="float">
            <text:p>77.16</text:p>
          </table:table-cell>
          <table:table-cell office:value-type="float" office:value="78.96" calcext:value-type="float">
            <text:p>78.96</text:p>
          </table:table-cell>
          <table:table-cell office:value-type="float" office:value="79.02" calcext:value-type="float">
            <text:p>79.02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78.03" calcext:value-type="float">
            <text:p>78.03</text:p>
          </table:table-cell>
          <table:table-cell office:value-type="float" office:value="77.16" calcext:value-type="float">
            <text:p>77.16</text:p>
          </table:table-cell>
          <table:table-cell office:value-type="float" office:value="78.84" calcext:value-type="float">
            <text:p>78.84</text:p>
          </table:table-cell>
          <table:table-cell office:value-type="float" office:value="78.67" calcext:value-type="float">
            <text:p>78.67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78.03" calcext:value-type="float">
            <text:p>78.03</text:p>
          </table:table-cell>
          <table:table-cell office:value-type="float" office:value="77.16" calcext:value-type="float">
            <text:p>77.16</text:p>
          </table:table-cell>
          <table:table-cell office:value-type="float" office:value="78.44" calcext:value-type="float">
            <text:p>78.44</text:p>
          </table:table-cell>
          <table:table-cell office:value-type="float" office:value="79.19" calcext:value-type="float">
            <text:p>79.19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78.03" calcext:value-type="float">
            <text:p>78.03</text:p>
          </table:table-cell>
          <table:table-cell office:value-type="float" office:value="77.16" calcext:value-type="float">
            <text:p>77.16</text:p>
          </table:table-cell>
          <table:table-cell office:value-type="float" office:value="78.38" calcext:value-type="float">
            <text:p>78.38</text:p>
          </table:table-cell>
          <table:table-cell office:value-type="float" office:value="79.6" calcext:value-type="float">
            <text:p>79.6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78.03" calcext:value-type="float">
            <text:p>78.03</text:p>
          </table:table-cell>
          <table:table-cell office:value-type="float" office:value="77.16" calcext:value-type="float">
            <text:p>77.16</text:p>
          </table:table-cell>
          <table:table-cell office:value-type="float" office:value="77.56" calcext:value-type="float">
            <text:p>77.56</text:p>
          </table:table-cell>
          <table:table-cell office:value-type="float" office:value="78.37" calcext:value-type="float">
            <text:p>78.3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 style:data-style-name="N2" text:time-value="12:06:01.850436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1:11:29.386118161</meta:creation-date>
    <dc:date>2019-03-21T17:25:13.230209273</dc:date>
    <meta:editing-duration>PT4H53M</meta:editing-duration>
    <meta:editing-cycles>3</meta:editing-cycles>
    <meta:generator>LibreOffice/6.0.7.3$Linux_X86_64 LibreOffice_project/00m0$Build-3</meta:generator>
    <meta:document-statistic meta:table-count="1" meta:cell-count="7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5.628cm" svg:y="0.316cm" chart:style-name="ch2">
          <text:p>Morphological Analysis</text:p>
        </chart:title>
        <chart:legend chart:legend-position="end" svg:x="10.343cm" svg:y="3.454cm" style:legend-expansion="high" chart:style-name="ch3"/>
        <chart:plot-area chart:style-name="ch4" chart:data-source-has-labels="both" svg:x="1.331cm" svg:y="1.275cm" svg:width="8.692cm" svg:height="6.564cm">
          <chartooo:coordinate-region svg:x="2.243cm" svg:y="1.474cm" svg:width="7.78cm" svg:height="5.718cm"/>
          <chart:axis chart:dimension="x" chart:name="primary-x" chart:style-name="ch5" chartooo:axis-type="auto">
            <chartooo:date-scale/>
            <chart:title svg:x="3.397cm" svg:y="8.019cm" chart:style-name="ch6">
              <text:p>Top morpheme tag percentage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6.228cm" chart:style-name="ch8">
              <text:p>Morphological method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line">
            <chart:data-point chart:repeated="9"/>
          </chart:series>
          <chart:series chart:style-name="ch11" chart:values-cell-range-address="local-table.$C$2:.$C$10" chart:label-cell-address="local-table.$C$1" chart:class="chart:line">
            <chart:data-point chart:repeated="9"/>
          </chart:series>
          <chart:series chart:style-name="ch12" chart:values-cell-range-address="local-table.$D$2:.$D$10" chart:label-cell-address="local-table.$D$1" chart:class="chart:line">
            <chart:data-point chart:repeated="9"/>
          </chart:series>
          <chart:series chart:style-name="ch13" chart:values-cell-range-address="local-table.$E$2:.$E$10" chart:label-cell-address="local-table.$E$1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ot</text:p>
              </table:table-cell>
              <table:table-cell office:value-type="string">
                <text:p>surface</text:p>
              </table:table-cell>
              <table:table-cell office:value-type="string">
                <text:p>morpho</text:p>
              </table:table-cell>
              <table:table-cell office:value-type="string">
                <text:p>Average of two corpora tags</text:p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  <table:table-cell office:value-type="float" office:value="89.89">
                <text:p>89.89</text:p>
              </table:table-cell>
              <table:table-cell office:value-type="float" office:value="89.93">
                <text:p>89.93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  <table:table-cell office:value-type="float" office:value="90.49">
                <text:p>90.49</text:p>
              </table:table-cell>
              <table:table-cell office:value-type="float" office:value="90.08">
                <text:p>90.0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  <table:table-cell office:value-type="float" office:value="90.59">
                <text:p>90.59</text:p>
              </table:table-cell>
              <table:table-cell office:value-type="float" office:value="90.25">
                <text:p>90.2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  <table:table-cell office:value-type="float" office:value="90.61">
                <text:p>90.61</text:p>
              </table:table-cell>
              <table:table-cell office:value-type="float" office:value="90.35">
                <text:p>90.3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  <table:table-cell office:value-type="float" office:value="90.66">
                <text:p>90.66</text:p>
              </table:table-cell>
              <table:table-cell office:value-type="float" office:value="90.69">
                <text:p>90.69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  <table:table-cell office:value-type="float" office:value="90.65">
                <text:p>90.65</text:p>
              </table:table-cell>
              <table:table-cell office:value-type="float" office:value="90.91">
                <text:p>90.9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  <table:table-cell office:value-type="float" office:value="90.73">
                <text:p>90.73</text:p>
              </table:table-cell>
              <table:table-cell office:value-type="float" office:value="90.77">
                <text:p>90.7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  <table:table-cell office:value-type="float" office:value="90.79">
                <text:p>90.79</text:p>
              </table:table-cell>
              <table:table-cell office:value-type="float" office:value="90.83">
                <text:p>90.8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  <table:table-cell office:value-type="float" office:value="90.66">
                <text:p>90.66</text:p>
              </table:table-cell>
              <table:table-cell office:value-type="float" office:value="90.8">
                <text:p>90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 3" chart:style-name="ch1">
        <chart:title svg:x="4.001cm" svg:y="0.316cm" chart:style-name="ch2">
          <text:p>Morphological Analysis - Twitter corpus</text:p>
        </chart:title>
        <chart:legend chart:legend-position="end" svg:x="10.343cm" svg:y="3.454cm" style:legend-expansion="high" chart:style-name="ch3"/>
        <chart:plot-area chart:style-name="ch4" table:cell-range-address="Sheet1.A16:Sheet1.E25" chart:data-source-has-labels="both" svg:x="1.331cm" svg:y="1.275cm" svg:width="8.692cm" svg:height="6.564cm">
          <chartooo:coordinate-region svg:x="2.243cm" svg:y="1.474cm" svg:width="7.686cm" svg:height="5.718cm"/>
          <chart:axis chart:dimension="x" chart:name="primary-x" chart:style-name="ch5" chartooo:axis-type="auto">
            <chart:title svg:x="3.397cm" svg:y="8.019cm" chart:style-name="ch6">
              <text:p>Top morpheme tag percentage</text:p>
            </chart:title>
            <chart:categories table:cell-range-address="Sheet1.A17:Sheet1.A25"/>
          </chart:axis>
          <chart:axis chart:dimension="y" chart:name="primary-y" chart:style-name="ch5">
            <chart:title svg:x="0.451cm" svg:y="6.228cm" chart:style-name="ch7">
              <text:p>Morphological method</text:p>
            </chart:title>
            <chart:grid chart:style-name="ch8" chart:class="major"/>
          </chart:axis>
          <chart:series chart:style-name="ch9" chart:values-cell-range-address="Sheet1.B17:Sheet1.B25" chart:label-cell-address="Sheet1.B16:Sheet1.B16" chart:class="chart:scatter">
            <chart:domain table:cell-range-address="Sheet1.A17:Sheet1.A25"/>
            <chart:data-point chart:repeated="9"/>
          </chart:series>
          <chart:series chart:style-name="ch10" chart:values-cell-range-address="Sheet1.C17:Sheet1.C25" chart:label-cell-address="Sheet1.C16:Sheet1.C16" chart:class="chart:scatter">
            <chart:data-point chart:repeated="9"/>
          </chart:series>
          <chart:series chart:style-name="ch11" chart:values-cell-range-address="Sheet1.D17:Sheet1.D25" chart:label-cell-address="Sheet1.D16:Sheet1.D16" chart:class="chart:scatter">
            <chart:data-point chart:repeated="9"/>
          </chart:series>
          <chart:series chart:style-name="ch12" chart:values-cell-range-address="Sheet1.E17:Sheet1.E25" chart:label-cell-address="Sheet1.E16:Sheet1.E16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oot</text:p>
                <draw:g>
                  <svg:desc>Sheet1.B16:Sheet1.B16</svg:desc>
                </draw:g>
              </table:table-cell>
              <table:table-cell office:value-type="string">
                <text:p>Surface</text:p>
                <draw:g>
                  <svg:desc>Sheet1.C16:Sheet1.C16</svg:desc>
                </draw:g>
              </table:table-cell>
              <table:table-cell office:value-type="string">
                <text:p>One corpus morpho</text:p>
                <draw:g>
                  <svg:desc>Sheet1.D16:Sheet1.D16</svg:desc>
                </draw:g>
              </table:table-cell>
              <table:table-cell office:value-type="string">
                <text:p>Average of two corpora tags</text:p>
                <draw:g>
                  <svg:desc>Sheet1.E16:Sheet1.E16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Sheet1.A17:Sheet1.A25</svg:desc>
                </draw:g>
              </table:table-cell>
              <table:table-cell office:value-type="float" office:value="0.1">
                <text:p>0.1</text:p>
                <draw:g>
                  <svg:desc>Sheet1.A17:Sheet1.A25</svg:desc>
                </draw:g>
              </table:table-cell>
              <table:table-cell office:value-type="float" office:value="78.03">
                <text:p>78.03</text:p>
                <draw:g>
                  <svg:desc>Sheet1.B17:Sheet1.B25</svg:desc>
                </draw:g>
              </table:table-cell>
              <table:table-cell office:value-type="float" office:value="77.16">
                <text:p>77.16</text:p>
                <draw:g>
                  <svg:desc>Sheet1.C17:Sheet1.C25</svg:desc>
                </draw:g>
              </table:table-cell>
              <table:table-cell office:value-type="float" office:value="78.61">
                <text:p>78.61</text:p>
                <draw:g>
                  <svg:desc>Sheet1.D17:Sheet1.D25</svg:desc>
                </draw:g>
              </table:table-cell>
              <table:table-cell office:value-type="float" office:value="78.78">
                <text:p>78.78</text:p>
                <draw:g>
                  <svg:desc>Sheet1.E17:Sheet1.E25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78.03">
                <text:p>78.03</text:p>
              </table:table-cell>
              <table:table-cell office:value-type="float" office:value="77.16">
                <text:p>77.16</text:p>
              </table:table-cell>
              <table:table-cell office:value-type="float" office:value="78.61">
                <text:p>78.61</text:p>
              </table:table-cell>
              <table:table-cell office:value-type="float" office:value="78.73">
                <text:p>78.7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78.03">
                <text:p>78.03</text:p>
              </table:table-cell>
              <table:table-cell office:value-type="float" office:value="77.16">
                <text:p>77.16</text:p>
              </table:table-cell>
              <table:table-cell office:value-type="float" office:value="78.84">
                <text:p>78.84</text:p>
              </table:table-cell>
              <table:table-cell office:value-type="float" office:value="78.67">
                <text:p>78.6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78.03">
                <text:p>78.03</text:p>
              </table:table-cell>
              <table:table-cell office:value-type="float" office:value="77.16">
                <text:p>77.16</text:p>
              </table:table-cell>
              <table:table-cell office:value-type="float" office:value="78.73">
                <text:p>78.73</text:p>
              </table:table-cell>
              <table:table-cell office:value-type="float" office:value="79.07">
                <text:p>79.0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78.03">
                <text:p>78.03</text:p>
              </table:table-cell>
              <table:table-cell office:value-type="float" office:value="77.16">
                <text:p>77.16</text:p>
              </table:table-cell>
              <table:table-cell office:value-type="float" office:value="78.96">
                <text:p>78.96</text:p>
              </table:table-cell>
              <table:table-cell office:value-type="float" office:value="79.02">
                <text:p>79.0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78.03">
                <text:p>78.03</text:p>
              </table:table-cell>
              <table:table-cell office:value-type="float" office:value="77.16">
                <text:p>77.16</text:p>
              </table:table-cell>
              <table:table-cell office:value-type="float" office:value="78.84">
                <text:p>78.84</text:p>
              </table:table-cell>
              <table:table-cell office:value-type="float" office:value="78.67">
                <text:p>78.6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78.03">
                <text:p>78.03</text:p>
              </table:table-cell>
              <table:table-cell office:value-type="float" office:value="77.16">
                <text:p>77.16</text:p>
              </table:table-cell>
              <table:table-cell office:value-type="float" office:value="78.44">
                <text:p>78.44</text:p>
              </table:table-cell>
              <table:table-cell office:value-type="float" office:value="79.19">
                <text:p>79.1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78.03">
                <text:p>78.03</text:p>
              </table:table-cell>
              <table:table-cell office:value-type="float" office:value="77.16">
                <text:p>77.16</text:p>
              </table:table-cell>
              <table:table-cell office:value-type="float" office:value="78.38">
                <text:p>78.38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78.03">
                <text:p>78.03</text:p>
              </table:table-cell>
              <table:table-cell office:value-type="float" office:value="77.16">
                <text:p>77.16</text:p>
              </table:table-cell>
              <table:table-cell office:value-type="float" office:value="77.56">
                <text:p>77.56</text:p>
              </table:table-cell>
              <table:table-cell office:value-type="float" office:value="78.37">
                <text:p>78.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